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66d2" officeooo:paragraph-rsid="000566d2"/>
    </style:style>
    <style:style style:name="P2" style:family="paragraph" style:parent-style-name="Standard">
      <style:text-properties officeooo:rsid="0005b38d" officeooo:paragraph-rsid="0005b38d"/>
    </style:style>
    <style:style style:name="P3" style:family="paragraph" style:parent-style-name="Standard">
      <style:text-properties officeooo:rsid="000634b3" officeooo:paragraph-rsid="000634b3"/>
    </style:style>
    <style:style style:name="T1" style:family="text">
      <style:text-properties officeooo:rsid="0005b38d"/>
    </style:style>
    <style:style style:name="T2" style:family="text">
      <style:text-properties officeooo:rsid="000634b3"/>
    </style:style>
    <style:style style:name="T3" style:family="text">
      <style:text-properties officeooo:rsid="00087a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er since I was a kid, I loved building cities with my micro machines and hot wheels cars. Fascination with building cities is still in side my heart and sometimes I find myself playing Sim City or Minecraft building tall buildings, trains, houses, and bridges. This fascination helped me pursue language learning, electronics, computer repair, and web development. My curiosity and my drive to understand how things work and why they work still means I’m the same kid as always was before. Never will I grow out of this.</text:p>
      <text:p text:style-name="P1"/>
      <text:p text:style-name="P1">With my interest in computers, being like micro cities to me, I tried to start my own repair business several times and I was always taking them apart. Linux caught me at a young age and by high school I was only using Linux. However, due to Korean high school friends, I fell in love with Korean culture and wanted to live in the greatest city <text:span text:style-name="T1">in the world</text:span>, Seoul <text:span text:style-name="T1">( I also had an attraction to Japan, but Korea choose me )</text:span>. I absolutely loved traveling to Seoul and later I started teaching in Korea, but in the countryside. My drive to understand Korean culture and society lead me to more liberal arts background where I studied history, religion, Korean and Japanese language, and anything relating to International Studies.</text:p>
      <text:p text:style-name="P1"/>
      <text:p text:style-name="P3">Along side my love of computers and culture, the car fanatic bug caught me. Every car I had, although being a practical econobox, I have always started modifying with lowering springs, rear sway bar, intake, exhaust, shift bushings, and short shifters. It really was just an extension of my old childhood building little cities in the backyard. I enjoyed building, fixing, and working on cars.</text:p>
      <text:p text:style-name="P1"/>
      <text:p text:style-name="P1"><text:span text:style-name="T1">These </text:span><text:span text:style-name="T2">four </text:span><text:span text:style-name="T1">distinct things in my life, city building, computers, language/culture, </text:span><text:span text:style-name="T2">and cars</text:span><text:span text:style-name="T1">, lead me to my love and passion of web development. Building applications with Python and JavaScript became the new way of expressing my child-like curiosity and creativity. While learning micro-soldiering </text:span><text:span text:style-name="T2">repairs</text:span><text:span text:style-name="T1"> at my last job, I embraced python and wrote a full-stack app to help my team look up computer part numbers and keep inventory of these parts. I experimented with Flask framework, learned how to deploy using Digital Ocean’s awesome documentation, React.js, Nginx to serve my bundled react project as a static site, Nginx as a reverse proxy to send api request</text:span><text:span text:style-name="T2">s</text:span><text:span text:style-name="T1"> from front-end to a Unix domain socket, and then a systemd job that ran my Flask app using gunicorn and talking to the web server via that </text:span><text:span text:style-name="T2">Unix </text:span><text:span text:style-name="T1">socket. </text:span></text:p>
      <text:p text:style-name="P1"/>
      <text:p text:style-name="P2">With my love of Python, now I’m learning everything I can about Django. Currently, I’m building out my portfolio of Django applications and learning Django Rest Framework for my next React/Django project. <text:span text:style-name="T2">I enjoy learning things, understanding the deep under-workings of a system, and most of all building stuff. I hope I can find a company and teams that enjoys this as much as I do.</text:span></text:p>
      <text:p text:style-name="P1"/>
      <text:p text:style-name="P1">– <text:span text:style-name="T3">Jamie Lyn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4T08:19:09.534381734</meta:creation-date>
    <dc:date>2023-02-14T09:00:47.374960833</dc:date>
    <meta:editing-duration>PT4M37S</meta:editing-duration>
    <meta:editing-cycles>2</meta:editing-cycles>
    <meta:generator>LibreOffice/6.4.7.2$Linux_X86_64 LibreOffice_project/40$Build-2</meta:generator>
    <meta:document-statistic meta:table-count="0" meta:image-count="0" meta:object-count="0" meta:page-count="1" meta:paragraph-count="6" meta:word-count="487" meta:character-count="2857" meta:non-whitespace-character-count="2374"/>
  </office:meta>
</office:document-meta>
</file>